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Source Code Pro" svg:font-family="'Source Code Pr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402" officeooo:paragraph-rsid="000df402"/>
    </style:style>
    <style:style style:name="P2" style:family="paragraph" style:parent-style-name="Standard">
      <style:text-properties officeooo:rsid="000e7fb0" officeooo:paragraph-rsid="000e7fb0"/>
    </style:style>
    <style:style style:name="P3" style:family="paragraph" style:parent-style-name="Standard">
      <style:text-properties officeooo:rsid="0010068a" officeooo:paragraph-rsid="0010068a"/>
    </style:style>
    <style:style style:name="P4" style:family="paragraph" style:parent-style-name="Standard">
      <style:paragraph-properties fo:text-align="start" style:justify-single-word="false"/>
      <style:text-properties officeooo:rsid="0010068a" officeooo:paragraph-rsid="0010068a"/>
    </style:style>
    <style:style style:name="P5" style:family="paragraph" style:parent-style-name="Standard">
      <style:text-properties officeooo:rsid="000df402" officeooo:paragraph-rsid="000df402"/>
    </style:style>
    <style:style style:name="P6" style:family="paragraph" style:parent-style-name="Standard">
      <style:paragraph-properties fo:text-align="start" style:justify-single-word="false"/>
      <style:text-properties officeooo:paragraph-rsid="00159960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10068a" officeooo:paragraph-rsid="0010068a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0df402" officeooo:paragraph-rsid="000df402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rsid="00159960" officeooo:paragraph-rsid="00159960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rsid="001b4cdd" officeooo:paragraph-rsid="001b4cdd"/>
    </style:style>
    <style:style style:name="P11" style:family="paragraph" style:parent-style-name="Standard">
      <style:paragraph-properties fo:text-align="start" style:justify-single-word="false"/>
      <style:text-properties fo:language="fr" fo:country="FR" officeooo:rsid="001b5f28" officeooo:paragraph-rsid="001b5f28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rsid="001ed85a" officeooo:paragraph-rsid="001ed85a"/>
    </style:style>
    <style:style style:name="P13" style:family="paragraph" style:parent-style-name="Standard">
      <style:text-properties officeooo:rsid="0014b79b" officeooo:paragraph-rsid="0014b79b"/>
    </style:style>
    <style:style style:name="P14" style:family="paragraph" style:parent-style-name="Standard" style:list-style-name="L1">
      <style:text-properties fo:color="#666666" fo:font-style="italic" officeooo:rsid="000df402" officeooo:paragraph-rsid="000df402" style:font-style-asian="italic" style:font-style-complex="italic"/>
    </style:style>
    <style:style style:name="P15" style:family="paragraph" style:parent-style-name="Standard" style:list-style-name="L2">
      <style:paragraph-properties fo:text-align="start" style:justify-single-word="false"/>
      <style:text-properties fo:color="#666666" fo:font-style="italic" officeooo:paragraph-rsid="000df402" style:font-style-asian="italic" style:font-style-complex="italic"/>
    </style:style>
    <style:style style:name="P16" style:family="paragraph" style:parent-style-name="Standard" style:list-style-name="L3">
      <style:paragraph-properties fo:text-align="start" style:justify-single-word="false"/>
      <style:text-properties fo:color="#666666" fo:language="fr" fo:country="FR" fo:font-style="italic" officeooo:rsid="001ed85a" officeooo:paragraph-rsid="001ed85a" style:font-style-asian="italic" style:font-style-complex="italic"/>
    </style:style>
    <style:style style:name="P17" style:family="paragraph" style:parent-style-name="Standard">
      <style:text-properties officeooo:rsid="000e7fb0" officeooo:paragraph-rsid="000e7fb0"/>
    </style:style>
    <style:style style:name="P18" style:family="paragraph" style:parent-style-name="Standard">
      <style:text-properties officeooo:rsid="0010068a" officeooo:paragraph-rsid="0010068a"/>
    </style:style>
    <style:style style:name="P19" style:family="paragraph" style:parent-style-name="Standard">
      <style:paragraph-properties fo:text-align="start" style:justify-single-word="false"/>
      <style:text-properties officeooo:rsid="0010068a" officeooo:paragraph-rsid="0010068a"/>
    </style:style>
    <style:style style:name="P20" style:family="paragraph" style:parent-style-name="Standard">
      <style:paragraph-properties fo:text-align="start" style:justify-single-word="false"/>
      <style:text-properties officeooo:rsid="00173545" officeooo:paragraph-rsid="00173545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666666" fo:language="fr" fo:country="FR" fo:font-style="italic" officeooo:paragraph-rsid="000df402" style:font-style-asian="italic" style:font-style-complex="italic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666666" fo:language="fr" fo:country="FR" fo:font-style="italic" officeooo:rsid="000df402" officeooo:paragraph-rsid="000df402" style:font-style-asian="italic" style:font-style-complex="italic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0df402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df402"/>
    </style:style>
    <style:style style:name="T3" style:family="text">
      <style:text-properties fo:language="fr" fo:country="FR" officeooo:rsid="00139115"/>
    </style:style>
    <style:style style:name="T4" style:family="text">
      <style:text-properties fo:language="fr" fo:country="FR" officeooo:rsid="00159960"/>
    </style:style>
    <style:style style:name="T5" style:family="text">
      <style:text-properties officeooo:rsid="0014b79b"/>
    </style:style>
    <style:style style:name="T6" style:family="text">
      <style:text-properties fo:color="#666666" fo:language="fr" fo:country="FR" fo:font-style="italic" style:font-style-asian="italic" style:font-style-complex="italic"/>
    </style:style>
    <style:style style:name="T7" style:family="text">
      <style:text-properties fo:color="#666666" fo:language="fr" fo:country="FR" fo:font-style="italic" officeooo:rsid="0011fc54" style:font-style-asian="italic" style:font-style-complex="italic"/>
    </style:style>
    <style:style style:name="T8" style:family="text">
      <style:text-properties fo:color="#666666" style:font-name="Consolas" fo:language="fr" fo:country="FR" fo:font-style="italic" style:font-style-asian="italic" style:font-style-complex="italic"/>
    </style:style>
    <style:style style:name="T9" style:family="text">
      <style:text-properties officeooo:rsid="0014e829"/>
    </style:style>
    <style:style style:name="T10" style:family="text">
      <style:text-properties style:font-name="Consolas"/>
    </style:style>
    <style:style style:name="T11" style:family="text">
      <style:text-properties style:font-name="Consolas" fo:language="fr" fo:country="FR"/>
    </style:style>
    <style:style style:name="T12" style:family="text">
      <style:text-properties style:font-name="Consolas" fo:language="fr" fo:country="FR" officeooo:rsid="00159960"/>
    </style:style>
    <style:style style:name="T13" style:family="text">
      <style:text-properties style:font-name="Consolas" fo:language="fr" fo:country="FR" officeooo:rsid="000df402"/>
    </style:style>
    <style:style style:name="T14" style:family="text">
      <style:text-properties style:font-name="Consolas" fo:font-size="11pt" fo:language="fr" fo:country="FR" officeooo:rsid="00173545" style:font-size-asian="11pt" style:font-size-complex="11pt"/>
    </style:style>
    <style:style style:name="T15" style:family="text">
      <style:text-properties style:font-name="Consolas" fo:font-size="11pt" fo:language="fr" fo:country="FR" officeooo:rsid="00159960" style:font-size-asian="11pt" style:font-size-complex="11pt"/>
    </style:style>
    <style:style style:name="T16" style:family="text">
      <style:text-properties style:font-name="Consolas" fo:font-size="11pt" fo:language="fr" fo:country="FR" officeooo:rsid="0019e250" style:font-size-asian="11pt" style:font-size-complex="11pt"/>
    </style:style>
    <style:style style:name="T17" style:family="text">
      <style:text-properties style:font-name="Consolas" officeooo:rsid="001d32a1"/>
    </style:style>
    <style:style style:name="T18" style:family="text">
      <style:text-properties officeooo:rsid="0017e81e"/>
    </style:style>
    <style:style style:name="T19" style:family="text">
      <style:text-properties officeooo:rsid="001d32a1"/>
    </style:style>
    <style:style style:name="T20" style:family="text">
      <style:text-properties officeooo:rsid="00203e16"/>
    </style:style>
    <style:style style:name="T21" style:family="text">
      <style:text-properties officeooo:rsid="00207279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pte rendu – Moteur de jeux</text:p>
      <text:p text:style-name="P1"/>
      <text:h text:style-name="Heading_20_1" text:outline-level="1">Question 1</text:h>
      <text:p text:style-name="Text_20_body"/>
      <text:list xml:id="list2528990738604631054" text:style-name="L1">
        <text:list-item>
          <text:p text:style-name="P14">A quoi servent les classes MainWidget et GeometryEngine?</text:p>
        </text:list-item>
      </text:list>
      <text:p text:style-name="P2"/>
      <text:p text:style-name="P2">MainWidget sert de fenêtre principale, charge les ressources et crée une instance de GeometryEngine qui elle sert à créer et afficher les points du cube. MainWidget se charge ensuite de gérer les événements et la boucle principale.</text:p>
      <text:p text:style-name="P2"/>
      <text:list xml:id="list113534105549536" text:continue-numbering="true" text:style-name="L1">
        <text:list-item>
          <text:p text:style-name="P14">A quoi servent les fichiers <text:s/>fshader.glsl et vshader.glsl ?</text:p>
        </text:list-item>
      </text:list>
      <text:p text:style-name="P3"/>
      <text:p text:style-name="P3">Se sont des shaders respectivement FragmentShader et VertexShader. <text:span text:style-name="T5">Les shaders sont des programmes exécutés directement par la carte graphique.</text:span></text:p>
      <text:p text:style-name="P13">Le VertexShader se charge généralement de projeter les points de l'espace 3D dans l'espace du viewport. <text:span text:style-name="T9">Quant au FramentShader, il s'occupe de calculer la couleur de chaque pixel.</text:span></text:p>
      <text:p text:style-name="P1"/>
      <text:h text:style-name="Heading_20_1" text:outline-level="1">Question 2</text:h>
      <text:p text:style-name="Text_20_body"/>
      <text:list xml:id="list4492353356520967893" text:style-name="L2">
        <text:list-item>
          <text:p text:style-name="P15"><text:span text:style-name="T1">Expliquer le fonctionnement des deux méthodes </text:span><text:span text:style-name="T11">voi</text:span><text:span text:style-name="T13">d </text:span><text:span text:style-name="T11">GeometryEngine::initCubeGeometry()</text:span><text:span text:style-name="T1"> et </text:span><text:span text:style-name="T13">void GeometryEngine::drawCubeGeometry(QOpenGLShaderProgram *program)</text:span></text:p>
        </text:list-item>
      </text:list>
      <text:p text:style-name="P4"><text:span text:style-name="T2"/></text:p>
      <text:p text:style-name="P4"><text:span text:style-name="T2">I</text:span><text:span text:style-name="T1">nitCubeGeometry alloue et assigne les tableaux de points et </text:span><text:span text:style-name="T3">les indices de points pour les triangles</text:span><text:span text:style-name="T1"> dans les tableaux OpenGL pour pouvoir les utiliser directement dans le rendu.</text:span></text:p>
      <text:p text:style-name="P7">DrawCubeGeometry se charge d’envoyer les indices des tableaux dans les shaders puis d’afficher le cube.</text:p>
      <text:h text:style-name="Heading_20_1" text:outline-level="1">Question 3</text:h>
      <text:p text:style-name="Text_20_body"/>
      <text:p text:style-name="P23"><text:span text:style-name="T6">En vous inspirant des deux méthodes précédente, écrivez les méthodes permettant </text:span><text:span text:style-name="T7">d’initialiser</text:span><text:span text:style-name="T6"> et d’afficher une surface plane (16*16 sommets) composée de triangles. Pour cela, vous devrez écrire deux nouvelles méthodes </text:span><text:span text:style-name="T8">void GeometryEngine::initPlaneGeometry()</text:span><text:span text:style-name="T6"> et </text:span><text:span text:style-name="T8">void GeometryEngine::drawPlaneGeometry(QOpenGLShaderProgram *program)</text:span><text:span text:style-name="T1"><text:line-break/></text:span></text:p>
      <text:p text:style-name="P9">Il suffit de créer un tableau de 256 points dont les coordonnées spatiales et coordonnées de textures sont déduite en fonction de l'indice du point.</text:p>
      <text:p text:style-name="P6"><text:span text:style-name="T14">position</text:span><text:span text:style-name="T15">[i * 16 + j] = (-1.0 + i / 8, -1.0 + j / 8, </text:span><text:span text:style-name="T16">0</text:span><text:span text:style-name="T15">)</text:span><text:span text:style-name="T4"><text:tab/>avec</text:span><text:span text:style-name="T4"><draw:frame draw:style-name="fr1" draw:name="Objet1" text:anchor-type="as-char" svg:y="-0.377cm" svg:width="2.515cm" svg:height="0.482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0"><text:span text:style-name="T11">texture</text:span><text:span text:style-name="T12">[i * 16 + j] = (i / </text:span><text:span text:style-name="T11">15</text:span><text:span text:style-name="T12">, j / </text:span><text:span text:style-name="T11">15</text:span><text:span text:style-name="T12">)</text:span><text:span text:style-name="T4"><text:tab/><text:tab/><text:tab/>avec</text:span><text:span text:style-name="T4"><draw:frame draw:style-name="fr1" draw:name="Objet2" text:anchor-type="as-char" svg:y="-0.377cm" svg:width="2.515cm" svg:height="0.482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20">Ensuite il suffit de créer un tableau d'indice pour chaque triangle <text:span text:style-name="T18">et pour chaque face</text:span>.</text:p>
      <text:h text:style-name="Heading_20_1" text:outline-level="1"><text:soft-page-break/>Question 4</text:h>
      <text:p text:style-name="Text_20_body"/>
      <text:p text:style-name="P21">Modifier l’altitude (z) des sommets pour réaliser un relief.</text:p>
      <text:p text:style-name="P21">Déplacer la caméra à hauteur fixe au-dessus du terrain.</text:p>
      <text:p text:style-name="P22">Utiliser le clavier pour avancer, reculer, et déplacer la camera de gauche à droite.</text:p>
      <text:p text:style-name="P8"/>
      <text:p text:style-name="P10">Pour l'altitude, il suffit simplement de modifier la coordonnée z de chaque point. Dans mon cas, j'ai appliqué une fonction aléatoire.</text:p>
      <text:p text:style-name="P10">La rotation initiale du plan fait que je n'ai pas eu besoin de modifier quoi que ce soit pour placer la caméra au-dessus du plan.</text:p>
      <text:p text:style-name="P11">Enfin, pour lire les entrées clavier, j'ai surchargé les méthodes <text:span text:style-name="T10">keyPressEvent</text:span> et <text:span text:style-name="T10">keyReleaseEvent</text:span> dans lequelles j'enregistre les touches pressées puis j'utilise un <text:span text:style-name="T10">ElapsedTimer</text:span> pour déplacer la caméra à vitesse constante <text:span text:style-name="T19">lorsque les touches </text:span><text:span text:style-name="T17">UP</text:span><text:span text:style-name="T19">, </text:span><text:span text:style-name="T17">DOWN</text:span><text:span text:style-name="T19">, </text:span><text:span text:style-name="T17">LEFT</text:span><text:span text:style-name="T19"> et </text:span><text:span text:style-name="T17">RIGHT</text:span><text:span text:style-name="T19"> sont pressées</text:span>.</text:p>
      <text:p text:style-name="P11"/>
      <text:h text:style-name="Heading_20_1" text:outline-level="1">Question bonus</text:h>
      <text:p text:style-name="P12"/>
      <text:list xml:id="list2316214862546988018" text:style-name="L3">
        <text:list-item>
          <text:p text:style-name="P16">Expliquer comment vous vous y prendriez pour les parties bonus</text:p>
        </text:list-item>
      </text:list>
      <text:p text:style-name="P12"/>
      <text:p text:style-name="P12">Dans le cas de la lumière, je pense que j'aurai envoyé les coordonnées de celles-ci et celles de la caméra dans le VertexShader pour calculer les composants ambiants, spéculaires et diffus <text:span text:style-name="T20">et</text:span> calculer la couleur <text:span text:style-name="T21">du point </text:span>avec c<text:span text:style-name="T20">eux-ci</text:span>.</text:p>
      <text:p text:style-name="P12"/>
      <text:p text:style-name="P12">Enfin, pour la couleur en fonction de l'altitude, j'aurais calculé celle-ci dans le VertexShader pour faire varier <text:span text:style-name="T21">la</text:span> couleur <text:span text:style-name="T21">du poin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Source Code Pro" svg:font-family="'Source Code Pr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0:45:18.450557419</meta:creation-date>
    <meta:generator>LibreOffice/5.0.4.2$Windows_x86 LibreOffice_project/2b9802c1994aa0b7dc6079e128979269cf95bc78</meta:generator>
    <dc:date>2017-09-20T11:35:32.412000000</dc:date>
    <meta:editing-duration>PT48M19S</meta:editing-duration>
    <meta:editing-cycles>13</meta:editing-cycles>
    <meta:document-statistic meta:table-count="0" meta:image-count="0" meta:object-count="2" meta:page-count="2" meta:paragraph-count="28" meta:word-count="470" meta:character-count="3041" meta:non-whitespace-character-count="2598"/>
  </office:meta>
</office:document-meta>
</file>

<file path=Object 1/content.xml><?xml version="1.0" encoding="utf-8"?>
<math xmlns="http://www.w3.org/1998/Math/MathML" display="block">
  <semantics>
    <mrow>
      <mo stretchy="false">∀</mo>
      <mi>i</mi>
      <mi>,</mi>
      <mrow>
        <mi>j</mi>
        <mo stretchy="false">∈</mo>
        <mrow>
          <mo fence="true" stretchy="false">[</mo>
          <mrow>
            <mn>0,15</mn>
          </mrow>
          <mo fence="true" stretchy="false">]</mo>
        </mrow>
      </mrow>
    </mrow>
    <annotation encoding="StarMath 5.0">forall i,j in [ 0,15 ]</annotation>
  </semantics>
</math>
</file>

<file path=Object 2/content.xml><?xml version="1.0" encoding="utf-8"?>
<math xmlns="http://www.w3.org/1998/Math/MathML" display="block">
  <semantics>
    <mrow>
      <mo stretchy="false">∀</mo>
      <mi>i</mi>
      <mi>,</mi>
      <mrow>
        <mi>j</mi>
        <mo stretchy="false">∈</mo>
        <mrow>
          <mo fence="true" stretchy="false">[</mo>
          <mrow>
            <mn>0,15</mn>
          </mrow>
          <mo fence="true" stretchy="false">]</mo>
        </mrow>
      </mrow>
    </mrow>
    <annotation encoding="StarMath 5.0">forall i,j in [ 0,15 ]</annotation>
  </semantics>
</math>
</file>